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-0.635cm" style:auto-text-indent="false"/>
      <style:text-properties officeooo:rsid="00095bde" officeooo:paragraph-rsid="00095bd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-0.635cm" style:auto-text-indent="false"/>
      <style:text-properties officeooo:rsid="00095bde" officeooo:paragraph-rsid="00095bde"/>
    </style:style>
    <style:style style:name="T1" style:family="text">
      <style:text-properties officeooo:rsid="000ad816"/>
    </style:style>
    <style:style style:name="T2" style:family="text">
      <style:text-properties officeooo:rsid="000cb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Realizar un programa/aplicación en C# <text:span text:style-name="T1">usando la/s estructura/s "for" </text:span>que <text:span text:style-name="T2">muestre las tablas de multiplicar desde la del 1 hasta la del 10, es decir, la aplicación deberá mostrar lo siguiente:</text:span></text:p>
      <text:p text:style-name="P1"/>
      <text:p text:style-name="P1"><text:tab/><text:span text:style-name="T2">1 * 0 = 0</text:span></text:p>
      <text:p text:style-name="P1"><text:tab/><text:span text:style-name="T2">1 * 1 = 1</text:span></text:p>
      <text:p text:style-name="P1"><text:tab/>.</text:p>
      <text:p text:style-name="P1"><text:tab/>.</text:p>
      <text:p text:style-name="P1"><text:tab/>.</text:p>
      <text:p text:style-name="P1"><text:tab/>.</text:p>
      <text:p text:style-name="P1"><text:tab/><text:span text:style-name="T2">2 * 0 = 0</text:span></text:p>
      <text:p text:style-name="P1"><text:tab/><text:span text:style-name="T2">2 * 1 = 2</text:span></text:p>
      <text:p text:style-name="P1"><text:tab/>.</text:p>
      <text:p text:style-name="P1"><text:tab/>.</text:p>
      <text:p text:style-name="P1"><text:tab/>.</text:p>
      <text:p text:style-name="P1"><text:tab/><text:span text:style-name="T2">10 * 10 = 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56S</meta:editing-duration>
    <meta:editing-cycles>8</meta:editing-cycles>
    <meta:generator>LibreOffice/5.2.5.1$Windows_x86 LibreOffice_project/0312e1a284a7d50ca85a365c316c7abbf20a4d22</meta:generator>
    <dc:date>2017-02-15T13:39:56.131000000</dc:date>
    <meta:document-statistic meta:table-count="0" meta:image-count="0" meta:object-count="0" meta:page-count="1" meta:paragraph-count="13" meta:word-count="63" meta:character-count="260" meta:non-whitespace-character-count="197"/>
    <meta:user-defined meta:name="Info 1"/>
    <meta:user-defined meta:name="Info 2"/>
    <meta:user-defined meta:name="Info 3"/>
    <meta:user-defined meta:name="Info 4"/>
  </office:meta>
</office:document-meta>
</file>